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.0555in" fo:margin-bottom="0.0555in" loext:contextual-spacing="false"/>
    </style:style>
    <style:style style:name="P2" style:family="paragraph" style:parent-style-name="Standard" style:list-style-name="WWNum1">
      <style:paragraph-properties fo:margin-left="0.5in" fo:margin-right="0in" fo:margin-top="0.0555in" fo:margin-bottom="0.0555in" loext:contextual-spacing="true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margin-top="0.0555in" fo:margin-bottom="0.0555in" loext:contextual-spacing="true" fo:text-indent="-0.25in" style:auto-text-indent="false"/>
    </style:style>
    <style:style style:name="P4" style:family="paragraph" style:parent-style-name="Standard" style:list-style-name="WWNum1">
      <style:paragraph-properties fo:margin-left="1in" fo:margin-right="0in" fo:margin-top="0.0555in" fo:margin-bottom="0.0555in" loext:contextual-spacing="true" fo:text-indent="-0.25in" style:auto-text-indent="false"/>
    </style:style>
    <style:style style:name="P5" style:family="paragraph" style:parent-style-name="Standard" style:list-style-name="WWNum2">
      <style:paragraph-properties fo:margin-left="1in" fo:margin-right="0in" fo:margin-top="0.0555in" fo:margin-bottom="0.0555in" loext:contextual-spacing="true" fo:text-indent="-0.25in" style:auto-text-indent="false"/>
    </style:style>
    <style:style style:name="P6" style:family="paragraph" style:parent-style-name="Standard">
      <style:paragraph-properties fo:margin-left="0in" fo:margin-right="0in" fo:margin-top="0.0555in" fo:margin-bottom="0.0555in" loext:contextual-spacing="false" fo:text-indent="0in" style:auto-text-indent="false"/>
    </style:style>
    <style:style style:name="P7" style:family="paragraph" style:parent-style-name="Heading_20_1" style:master-page-name="Standard">
      <style:paragraph-properties fo:margin-top="0.4862in" fo:margin-bottom="0.0835in" loext:contextual-spacing="false" style:page-number="1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ivu0n1vchy8c"/>Temat aplikacji: Foto kreator</text:p>
      <text:p text:style-name="P1">Aplikacja udostępnia użytkownikowi zrobienia serii zdjęć, edycji poszczególnych zdjęć i dzielenia się nimi np. poprzez e-mail lub też pobierając zdjęcie na dysk.</text:p>
      <text:p text:style-name="P1"/>
      <text:p text:style-name="P1">List funkcjonalności:</text:p>
      <text:list xml:id="list2117475422482343372" text:style-name="WWNum1">
        <text:list-item>
          <text:p text:style-name="P2">Cała aplikacja była responsywna</text:p>
        </text:list-item>
        <text:list-item>
          <text:p text:style-name="P2">Przycisk uruchamiający kamerę użytkownika</text:p>
        </text:list-item>
        <text:list-item>
          <text:p text:style-name="P2">Przycisk wyłączający kamerę użytkownika</text:p>
        </text:list-item>
        <text:list-item>
          <text:p text:style-name="P2">Robienie zdjęć i wyświetlanie ich poniżej w postaci kafelków</text:p>
        </text:list-item>
        <text:list-item>
          <text:p text:style-name="P2">Usuń wszystkie</text:p>
        </text:list-item>
        <text:list-item>
          <text:p text:style-name="P2">Wyświetlanie podglądu zdjęcia</text:p>
        </text:list-item>
        <text:list-item>
          <text:p text:style-name="P2">Przycisk “pobierz zdjęcie”</text:p>
        </text:list-item>
        <text:list-item>
          <text:p text:style-name="P2">Przycisk “edytuj zdjęcie”</text:p>
        </text:list-item>
        <text:list-item>
          <text:p text:style-name="P2">Przycisk “usuń zdjęcie”</text:p>
        </text:list-item>
        <text:list-item>
          <text:p text:style-name="P2">Przycisk “udostępnij”</text:p>
        </text:list-item>
        <text:list-item>
          <text:p text:style-name="P2">Funkcjonalność edycji zdjęcia:</text:p>
          <text:list>
            <text:list-item>
              <text:p text:style-name="P4">Otwiera modal</text:p>
            </text:list-item>
            <text:list-item>
              <text:p text:style-name="P4">Nakładanie filtrów</text:p>
            </text:list-item>
            <text:list-item>
              <text:p text:style-name="P4">Rysowanie na zdjęciu (ew. zmiana koloru markera i grubości markera)</text:p>
            </text:list-item>
            <text:list-item>
              <text:p text:style-name="P4">Aby zatwierdzić zmiany klikamy w “Zatwierdź” - aktualizacja miniaturki</text:p>
            </text:list-item>
            <text:list-item>
              <text:p text:style-name="P4">Zapisz jako kopia</text:p>
            </text:list-item>
            <text:list-item>
              <text:p text:style-name="P4">Aby anulować “Anuluj”</text:p>
            </text:list-item>
          </text:list>
        </text:list-item>
      </text:list>
      <text:p text:style-name="P6"/>
      <text:p text:style-name="P6"/>
      <text:p text:style-name="P6">Ficzery na później:</text:p>
      <text:list xml:id="list385850568704876908" text:style-name="WWNum2">
        <text:list-item>
          <text:p text:style-name="P3">Ukrywanie ikonek narzędziowych w kafelkach zdjęć i pokazywanie ich po najechaniu na dane zdjęcie</text:p>
        </text:list-item>
        <text:list-item>
          <text:p text:style-name="P3"><text:soft-page-break/>Zapisywanie do localstorage</text:p>
          <text:list>
            <text:list-item>
              <text:p text:style-name="P5">Odczytywanie ile miejsca mamy wolnego</text:p>
            </text:list-item>
            <text:list-item>
              <text:p text:style-name="P5">Wyświetlanie w formie progress bara</text:p>
            </text:list-item>
            <text:list-item>
              <text:p text:style-name="P5">Ile zdjęć możemy zapisać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left="-0.0209in" fo:margin-right="0in" fo:margin-top="0.0555in" fo:margin-bottom="0.0555in" loext:contextual-spacing="false" fo:line-height="115%" fo:hyphenation-ladder-count="no-limit" fo:text-indent="0in" style:auto-text-indent="false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4862in" fo:margin-bottom="0.0835in" loext:contextual-spacing="false" fo:line-height="100%" fo:text-align="center" style:justify-single-word="false" fo:keep-together="always" fo:text-indent="0in" style:auto-text-indent="false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.0835in" loext:contextual-spacing="false" fo:line-height="100%" fo:text-align="center" style:justify-single-word="false" fo:keep-together="always" fo:keep-with-next="always"/>
      <style:text-properties fo:font-size="14pt" style:font-size-asian="14pt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6" meta:word-count="153" meta:character-count="1040" meta:non-whitespace-character-count="935"/>
    <meta:generator>LibreOfficeDev/5.1.0.3$Linux_X86_64 LibreOffice_project/</meta:generator>
  </office:meta>
</office:document-meta>
</file>